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341">
            <text:p>QC-341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2330.0">
            <text:p>2330.0</text:p>
          </table:table-cell>
          <table:table-cell office:value-type="float" office:value="240.0">
            <text:p>2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05">
            <text:p>-3.1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343">
            <text:p>QC-343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4390.0">
            <text:p>4390.0</text:p>
          </table:table-cell>
          <table:table-cell office:value-type="float" office:value="220.0">
            <text:p>2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05">
            <text:p>-5.805</text:p>
          </table:table-cell>
          <table:table-cell office:value-type="float" office:value="0.8039">
            <text:p>0.8039</text:p>
          </table:table-cell>
          <table:table-cell office:value-type="float" office:value="0.8039">
            <text:p>0.803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05">
            <text:p>QC-505</text:p>
          </table:table-cell>
          <table:table-cell office:value-type="float" office:value="41.244">
            <text:p>41.244</text:p>
          </table:table-cell>
          <table:table-cell office:value-type="float" office:value="-73.968">
            <text:p>-73.968</text:p>
          </table:table-cell>
          <table:table-cell office:value-type="float" office:value="3100.0">
            <text:p>310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05">
            <text:p>-3.205</text:p>
          </table:table-cell>
          <table:table-cell office:value-type="float" office:value="0.8032">
            <text:p>0.8032</text:p>
          </table:table-cell>
          <table:table-cell office:value-type="float" office:value="0.8032">
            <text:p>0.803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340">
            <text:p>QC-340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3010.0">
            <text:p>301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05">
            <text:p>-4.1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1B">
            <text:p>QC-221B</text:p>
          </table:table-cell>
          <table:table-cell office:value-type="float" office:value="41.229">
            <text:p>41.229</text:p>
          </table:table-cell>
          <table:table-cell office:value-type="float" office:value="-73.931">
            <text:p>-73.931</text:p>
          </table:table-cell>
          <table:table-cell office:value-type="float" office:value="4570.0">
            <text:p>457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05">
            <text:p>-6.605</text:p>
          </table:table-cell>
          <table:table-cell office:value-type="float" office:value="0.8047">
            <text:p>0.8047</text:p>
          </table:table-cell>
          <table:table-cell office:value-type="float" office:value="0.8047">
            <text:p>0.804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64">
            <text:p>QC-264</text:p>
          </table:table-cell>
          <table:table-cell office:value-type="float" office:value="41.229">
            <text:p>41.229</text:p>
          </table:table-cell>
          <table:table-cell office:value-type="float" office:value="-73.931">
            <text:p>-73.931</text:p>
          </table:table-cell>
          <table:table-cell office:value-type="float" office:value="4500.0">
            <text:p>45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805">
            <text:p>-6.805</text:p>
          </table:table-cell>
          <table:table-cell office:value-type="float" office:value="0.8047">
            <text:p>0.8047</text:p>
          </table:table-cell>
          <table:table-cell office:value-type="float" office:value="0.8047">
            <text:p>0.804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28">
            <text:p>QC-1028</text:p>
          </table:table-cell>
          <table:table-cell office:value-type="float" office:value="40.723">
            <text:p>40.723</text:p>
          </table:table-cell>
          <table:table-cell office:value-type="float" office:value="-74.016">
            <text:p>-74.016</text:p>
          </table:table-cell>
          <table:table-cell office:value-type="float" office:value="8750.0">
            <text:p>875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294">
            <text:p>-20.294</text:p>
          </table:table-cell>
          <table:table-cell office:value-type="float" office:value="0.6659579566308972">
            <text:p>0.6659579566308972</text:p>
          </table:table-cell>
          <table:table-cell office:value-type="float" office:value="0.6659579566308972">
            <text:p>0.665957956630897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26">
            <text:p>QC-1026</text:p>
          </table:table-cell>
          <table:table-cell office:value-type="float" office:value="40.726">
            <text:p>40.726</text:p>
          </table:table-cell>
          <table:table-cell office:value-type="float" office:value="-74.012">
            <text:p>-74.012</text:p>
          </table:table-cell>
          <table:table-cell office:value-type="float" office:value="9170.0">
            <text:p>9170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1.8654">
            <text:p>-21.865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29">
            <text:p>QC-1029</text:p>
          </table:table-cell>
          <table:table-cell office:value-type="float" office:value="40.725">
            <text:p>40.725</text:p>
          </table:table-cell>
          <table:table-cell office:value-type="float" office:value="-74.011">
            <text:p>-74.011</text:p>
          </table:table-cell>
          <table:table-cell office:value-type="float" office:value="8190.0">
            <text:p>819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8.1755">
            <text:p>-18.1755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39">
            <text:p>QC-1039</text:p>
          </table:table-cell>
          <table:table-cell office:value-type="float" office:value="41.406">
            <text:p>41.406</text:p>
          </table:table-cell>
          <table:table-cell office:value-type="float" office:value="-73.948">
            <text:p>-73.948</text:p>
          </table:table-cell>
          <table:table-cell office:value-type="float" office:value="2160.0">
            <text:p>216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95">
            <text:p>-1.795</text:p>
          </table:table-cell>
          <table:table-cell office:value-type="float" office:value="0.8187">
            <text:p>0.8187</text:p>
          </table:table-cell>
          <table:table-cell office:value-type="float" office:value="0.8187">
            <text:p>0.818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40">
            <text:p>QC-1040</text:p>
          </table:table-cell>
          <table:table-cell office:value-type="float" office:value="41.406">
            <text:p>41.406</text:p>
          </table:table-cell>
          <table:table-cell office:value-type="float" office:value="-73.948">
            <text:p>-73.948</text:p>
          </table:table-cell>
          <table:table-cell office:value-type="float" office:value="6030.0">
            <text:p>6030.0</text:p>
          </table:table-cell>
          <table:table-cell office:value-type="float" office:value="290.0">
            <text:p>29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6.8465">
            <text:p>-6.8465</text:p>
          </table:table-cell>
          <table:table-cell office:value-type="float" office:value="0.5634713834792323">
            <text:p>0.5634713834792323</text:p>
          </table:table-cell>
          <table:table-cell office:value-type="float" office:value="0.5634713834792323">
            <text:p>0.563471383479232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41">
            <text:p>QC-1041</text:p>
          </table:table-cell>
          <table:table-cell office:value-type="float" office:value="41.292">
            <text:p>41.292</text:p>
          </table:table-cell>
          <table:table-cell office:value-type="float" office:value="-73.94722">
            <text:p>-73.94722</text:p>
          </table:table-cell>
          <table:table-cell office:value-type="float" office:value="3190.0">
            <text:p>319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305">
            <text:p>-4.30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43">
            <text:p>QC-1043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4450.0">
            <text:p>445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635">
            <text:p>-7.635</text:p>
          </table:table-cell>
          <table:table-cell office:value-type="float" office:value="0.8318">
            <text:p>0.8318</text:p>
          </table:table-cell>
          <table:table-cell office:value-type="float" office:value="0.8318">
            <text:p>0.831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183">
            <text:p>QC-1183</text:p>
          </table:table-cell>
          <table:table-cell office:value-type="float" office:value="40.761">
            <text:p>40.761</text:p>
          </table:table-cell>
          <table:table-cell office:value-type="float" office:value="-74.013">
            <text:p>-74.013</text:p>
          </table:table-cell>
          <table:table-cell office:value-type="float" office:value="9540.0">
            <text:p>9540.0</text:p>
          </table:table-cell>
          <table:table-cell office:value-type="float" office:value="120.0">
            <text:p>12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5.5033">
            <text:p>-35.5033</text:p>
          </table:table-cell>
          <table:table-cell office:value-type="float" office:value="0.7066823897621901">
            <text:p>0.7066823897621901</text:p>
          </table:table-cell>
          <table:table-cell office:value-type="float" office:value="0.7066823897621901">
            <text:p>0.706682389762190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184">
            <text:p>QC-1184</text:p>
          </table:table-cell>
          <table:table-cell office:value-type="float" office:value="40.726">
            <text:p>40.726</text:p>
          </table:table-cell>
          <table:table-cell office:value-type="float" office:value="-74.011">
            <text:p>-74.011</text:p>
          </table:table-cell>
          <table:table-cell office:value-type="float" office:value="5540.0">
            <text:p>5540.0</text:p>
          </table:table-cell>
          <table:table-cell office:value-type="float" office:value="160.0">
            <text:p>16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23.2498">
            <text:p>-23.249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21">
            <text:p>QC-1321</text:p>
          </table:table-cell>
          <table:table-cell office:value-type="float" office:value="40.741">
            <text:p>40.741</text:p>
          </table:table-cell>
          <table:table-cell office:value-type="float" office:value="-74.011">
            <text:p>-74.011</text:p>
          </table:table-cell>
          <table:table-cell office:value-type="float" office:value="7920.0">
            <text:p>7920.0</text:p>
          </table:table-cell>
          <table:table-cell office:value-type="float" office:value="200.0">
            <text:p>20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3.3581">
            <text:p>-23.3581</text:p>
          </table:table-cell>
          <table:table-cell office:value-type="float" office:value="0.6519202405202649">
            <text:p>0.6519202405202649</text:p>
          </table:table-cell>
          <table:table-cell office:value-type="float" office:value="0.6519202405202649">
            <text:p>0.651920240520264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74">
            <text:p>QC-1374</text:p>
          </table:table-cell>
          <table:table-cell office:value-type="float" office:value="40.725">
            <text:p>40.725</text:p>
          </table:table-cell>
          <table:table-cell office:value-type="float" office:value="-74.016">
            <text:p>-74.016</text:p>
          </table:table-cell>
          <table:table-cell office:value-type="float" office:value="8690.0">
            <text:p>8690.0</text:p>
          </table:table-cell>
          <table:table-cell office:value-type="float" office:value="190.0">
            <text:p>19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3.3581">
            <text:p>-23.3581</text:p>
          </table:table-cell>
          <table:table-cell office:value-type="float" office:value="0.6519202405202649">
            <text:p>0.6519202405202649</text:p>
          </table:table-cell>
          <table:table-cell office:value-type="float" office:value="0.6519202405202649">
            <text:p>0.651920240520264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80">
            <text:p>QC-1380</text:p>
          </table:table-cell>
          <table:table-cell office:value-type="float" office:value="40.724">
            <text:p>40.724</text:p>
          </table:table-cell>
          <table:table-cell office:value-type="float" office:value="-74.016">
            <text:p>-74.016</text:p>
          </table:table-cell>
          <table:table-cell office:value-type="float" office:value="8960.0">
            <text:p>8960.0</text:p>
          </table:table-cell>
          <table:table-cell office:value-type="float" office:value="270.0">
            <text:p>27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269">
            <text:p>-20.269</text:p>
          </table:table-cell>
          <table:table-cell office:value-type="float" office:value="0.6410148204214938">
            <text:p>0.6410148204214938</text:p>
          </table:table-cell>
          <table:table-cell office:value-type="float" office:value="0.6410148204214938">
            <text:p>0.641014820421493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89">
            <text:p>QC-1389</text:p>
          </table:table-cell>
          <table:table-cell office:value-type="float" office:value="40.726">
            <text:p>40.726</text:p>
          </table:table-cell>
          <table:table-cell office:value-type="float" office:value="-74.016">
            <text:p>-74.016</text:p>
          </table:table-cell>
          <table:table-cell office:value-type="float" office:value="7650.0">
            <text:p>7650.0</text:p>
          </table:table-cell>
          <table:table-cell office:value-type="float" office:value="190.0">
            <text:p>19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4408">
            <text:p>-20.4408</text:p>
          </table:table-cell>
          <table:table-cell office:value-type="float" office:value="0.6191930232165088">
            <text:p>0.6191930232165088</text:p>
          </table:table-cell>
          <table:table-cell office:value-type="float" office:value="0.6191930232165088">
            <text:p>0.619193023216508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11">
            <text:p>QC-21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300.0">
            <text:p>230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05">
            <text:p>-2.8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6">
            <text:p>QC-226</text:p>
          </table:table-cell>
          <table:table-cell office:value-type="float" office:value="41.411">
            <text:p>41.411</text:p>
          </table:table-cell>
          <table:table-cell office:value-type="float" office:value="-73.948">
            <text:p>-73.948</text:p>
          </table:table-cell>
          <table:table-cell office:value-type="float" office:value="2320.0">
            <text:p>232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705">
            <text:p>-3.7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7">
            <text:p>QC-227</text:p>
          </table:table-cell>
          <table:table-cell office:value-type="float" office:value="41.411">
            <text:p>41.411</text:p>
          </table:table-cell>
          <table:table-cell office:value-type="float" office:value="-73.948">
            <text:p>-73.948</text:p>
          </table:table-cell>
          <table:table-cell office:value-type="float" office:value="4230.0">
            <text:p>423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505">
            <text:p>-7.505</text:p>
          </table:table-cell>
          <table:table-cell office:value-type="float" office:value="0.8056">
            <text:p>0.8056</text:p>
          </table:table-cell>
          <table:table-cell office:value-type="float" office:value="0.8056">
            <text:p>0.805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8">
            <text:p>QC-228</text:p>
          </table:table-cell>
          <table:table-cell office:value-type="float" office:value="41.229">
            <text:p>41.229</text:p>
          </table:table-cell>
          <table:table-cell office:value-type="float" office:value="-73.931">
            <text:p>-73.931</text:p>
          </table:table-cell>
          <table:table-cell office:value-type="float" office:value="1870.0">
            <text:p>187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05">
            <text:p>-2.5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61">
            <text:p>QC-26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4610.0">
            <text:p>461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45">
            <text:p>-8.345</text:p>
          </table:table-cell>
          <table:table-cell office:value-type="float" office:value="0.8067">
            <text:p>0.8067</text:p>
          </table:table-cell>
          <table:table-cell office:value-type="float" office:value="0.8067">
            <text:p>0.806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62">
            <text:p>QC-262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460.0">
            <text:p>34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55">
            <text:p>-4.8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76">
            <text:p>QC-276</text:p>
          </table:table-cell>
          <table:table-cell office:value-type="float" office:value="41.411">
            <text:p>41.411</text:p>
          </table:table-cell>
          <table:table-cell office:value-type="float" office:value="-73.948">
            <text:p>-73.948</text:p>
          </table:table-cell>
          <table:table-cell office:value-type="float" office:value="4110.0">
            <text:p>411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55">
            <text:p>-5.955</text:p>
          </table:table-cell>
          <table:table-cell office:value-type="float" office:value="0.8039">
            <text:p>0.8039</text:p>
          </table:table-cell>
          <table:table-cell office:value-type="float" office:value="0.8039">
            <text:p>0.803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06">
            <text:p>QC-506</text:p>
          </table:table-cell>
          <table:table-cell office:value-type="float" office:value="41.244">
            <text:p>41.244</text:p>
          </table:table-cell>
          <table:table-cell office:value-type="float" office:value="-73.968">
            <text:p>-73.968</text:p>
          </table:table-cell>
          <table:table-cell office:value-type="float" office:value="3740.0">
            <text:p>374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05">
            <text:p>-5.805</text:p>
          </table:table-cell>
          <table:table-cell office:value-type="float" office:value="0.8039">
            <text:p>0.8039</text:p>
          </table:table-cell>
          <table:table-cell office:value-type="float" office:value="0.8039">
            <text:p>0.803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40">
            <text:p>QC-740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4300.0">
            <text:p>4300.0</text:p>
          </table:table-cell>
          <table:table-cell office:value-type="float" office:value="280.0">
            <text:p>2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37">
            <text:p>-9.3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10">
            <text:p>QC-510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140.0">
            <text:p>314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05">
            <text:p>-4.805</text:p>
          </table:table-cell>
          <table:table-cell office:value-type="float" office:value="0.8032">
            <text:p>0.8032</text:p>
          </table:table-cell>
          <table:table-cell office:value-type="float" office:value="0.8032">
            <text:p>0.803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2">
            <text:p>QC-732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990.0">
            <text:p>29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55">
            <text:p>-4.5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4">
            <text:p>QC-734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1420.0">
            <text:p>142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55">
            <text:p>-1.4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5">
            <text:p>QC-735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000.0">
            <text:p>200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55">
            <text:p>-3.0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6">
            <text:p>QC-736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550.0">
            <text:p>255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55">
            <text:p>-4.5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7">
            <text:p>QC-737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730.0">
            <text:p>373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655">
            <text:p>-5.655</text:p>
          </table:table-cell>
          <table:table-cell office:value-type="float" office:value="0.8116">
            <text:p>0.8116</text:p>
          </table:table-cell>
          <table:table-cell office:value-type="float" office:value="0.8116">
            <text:p>0.81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8">
            <text:p>QC-738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320.0">
            <text:p>332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735">
            <text:p>-6.735</text:p>
          </table:table-cell>
          <table:table-cell office:value-type="float" office:value="0.8185">
            <text:p>0.8185</text:p>
          </table:table-cell>
          <table:table-cell office:value-type="float" office:value="0.8185">
            <text:p>0.818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9">
            <text:p>QC-739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790.0">
            <text:p>379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705">
            <text:p>-7.705</text:p>
          </table:table-cell>
          <table:table-cell office:value-type="float" office:value="0.824">
            <text:p>0.824</text:p>
          </table:table-cell>
          <table:table-cell office:value-type="float" office:value="0.824">
            <text:p>0.82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41">
            <text:p>QC-74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4720.0">
            <text:p>472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705">
            <text:p>-9.705</text:p>
          </table:table-cell>
          <table:table-cell office:value-type="float" office:value="0.8262">
            <text:p>0.8262</text:p>
          </table:table-cell>
          <table:table-cell office:value-type="float" office:value="0.8262">
            <text:p>0.826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42">
            <text:p>QC-742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5320.0">
            <text:p>532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155">
            <text:p>-11.155</text:p>
          </table:table-cell>
          <table:table-cell office:value-type="float" office:value="0.8168">
            <text:p>0.8168</text:p>
          </table:table-cell>
          <table:table-cell office:value-type="float" office:value="0.8168">
            <text:p>0.816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0">
            <text:p>QC-770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800.0">
            <text:p>8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55">
            <text:p>-0.7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1">
            <text:p>QC-771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890.0">
            <text:p>28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154">
            <text:p>-2.0154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1">
            <text:p>QC-73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530.0">
            <text:p>353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9332">
            <text:p>-3.9332</text:p>
          </table:table-cell>
          <table:table-cell office:value-type="float" office:value="0.5267826876426369">
            <text:p>0.5267826876426369</text:p>
          </table:table-cell>
          <table:table-cell office:value-type="float" office:value="0.5267826876426369">
            <text:p>0.526782687642636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2">
            <text:p>QC-772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1740.0">
            <text:p>174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55">
            <text:p>-1.7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5">
            <text:p>New_York-5</text:p>
          </table:table-cell>
          <table:table-cell office:value-type="float" office:value="41.136">
            <text:p>41.136</text:p>
          </table:table-cell>
          <table:table-cell office:value-type="float" office:value="-73.8941">
            <text:p>-73.8941</text:p>
          </table:table-cell>
          <table:table-cell office:value-type="float" office:value="3510.0">
            <text:p>3510.0</text:p>
          </table:table-cell>
          <table:table-cell office:value-type="float" office:value="35.0">
            <text:p>3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11.397">
            <text:p>-11.397</text:p>
          </table:table-cell>
          <table:table-cell office:value-type="float" office:value="0.11697183421661816">
            <text:p>0.11697183421661816</text:p>
          </table:table-cell>
          <table:table-cell office:value-type="float" office:value="0.11697183421661816">
            <text:p>0.11697183421661816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4">
            <text:p>New_York-4</text:p>
          </table:table-cell>
          <table:table-cell office:value-type="float" office:value="41.093">
            <text:p>41.093</text:p>
          </table:table-cell>
          <table:table-cell office:value-type="float" office:value="-73.8858">
            <text:p>-73.8858</text:p>
          </table:table-cell>
          <table:table-cell office:value-type="float" office:value="2655.0">
            <text:p>2655.0</text:p>
          </table:table-cell>
          <table:table-cell office:value-type="float" office:value="35.0">
            <text:p>3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11.9741">
            <text:p>-11.9741</text:p>
          </table:table-cell>
          <table:table-cell office:value-type="float" office:value="0.11408838678848958">
            <text:p>0.11408838678848958</text:p>
          </table:table-cell>
          <table:table-cell office:value-type="float" office:value="0.11408838678848958">
            <text:p>0.11408838678848958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3">
            <text:p>New_York-3</text:p>
          </table:table-cell>
          <table:table-cell office:value-type="float" office:value="41.056">
            <text:p>41.056</text:p>
          </table:table-cell>
          <table:table-cell office:value-type="float" office:value="-73.8961">
            <text:p>-73.8961</text:p>
          </table:table-cell>
          <table:table-cell office:value-type="float" office:value="3375.0">
            <text:p>3375.0</text:p>
          </table:table-cell>
          <table:table-cell office:value-type="float" office:value="35.0">
            <text:p>3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8.5424">
            <text:p>-8.5424</text:p>
          </table:table-cell>
          <table:table-cell office:value-type="float" office:value="0.12239869280347729">
            <text:p>0.12239869280347729</text:p>
          </table:table-cell>
          <table:table-cell office:value-type="float" office:value="0.12239869280347729">
            <text:p>0.12239869280347729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2">
            <text:p>New_York-2</text:p>
          </table:table-cell>
          <table:table-cell office:value-type="float" office:value="41.056">
            <text:p>41.056</text:p>
          </table:table-cell>
          <table:table-cell office:value-type="float" office:value="-73.8961">
            <text:p>-73.8961</text:p>
          </table:table-cell>
          <table:table-cell office:value-type="float" office:value="2955.0">
            <text:p>2955.0</text:p>
          </table:table-cell>
          <table:table-cell office:value-type="float" office:value="45.0">
            <text:p>4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6.566">
            <text:p>-6.566</text:p>
          </table:table-cell>
          <table:table-cell office:value-type="float" office:value="0.11596038116529284">
            <text:p>0.11596038116529284</text:p>
          </table:table-cell>
          <table:table-cell office:value-type="float" office:value="0.11596038116529284">
            <text:p>0.11596038116529284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1">
            <text:p>New_York-1</text:p>
          </table:table-cell>
          <table:table-cell office:value-type="float" office:value="41.047">
            <text:p>41.047</text:p>
          </table:table-cell>
          <table:table-cell office:value-type="float" office:value="-73.896">
            <text:p>-73.896</text:p>
          </table:table-cell>
          <table:table-cell office:value-type="float" office:value="3500.0">
            <text:p>3500.0</text:p>
          </table:table-cell>
          <table:table-cell office:value-type="float" office:value="40.0">
            <text:p>4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8.1756">
            <text:p>-8.1756</text:p>
          </table:table-cell>
          <table:table-cell office:value-type="float" office:value="0.11559307937761673">
            <text:p>0.11559307937761673</text:p>
          </table:table-cell>
          <table:table-cell office:value-type="float" office:value="0.11559307937761673">
            <text:p>0.11559307937761673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4">
            <text:p>QC-774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3090.0">
            <text:p>309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55">
            <text:p>-3.4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L-562">
            <text:p>L-562</text:p>
          </table:table-cell>
          <table:table-cell office:value-type="float" office:value="40.717">
            <text:p>40.717</text:p>
          </table:table-cell>
          <table:table-cell office:value-type="float" office:value="-74.0">
            <text:p>-74.0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3.2158">
            <text:p>-13.2158</text:p>
          </table:table-cell>
          <table:table-cell office:value-type="float" office:value="0.2541653005427767">
            <text:p>0.2541653005427767</text:p>
          </table:table-cell>
          <table:table-cell office:value-type="float" office:value="0.2541653005427767">
            <text:p>0.2541653005427767</text:p>
          </table:table-cell>
          <table:table-cell office:value-type="string" office:value="OlsonBroecker1961,EngelhartHorton2012">
            <text:p>OlsonBroecker1961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08">
            <text:p>QC-808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5480.0">
            <text:p>548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155">
            <text:p>-11.155</text:p>
          </table:table-cell>
          <table:table-cell office:value-type="float" office:value="0.841">
            <text:p>0.841</text:p>
          </table:table-cell>
          <table:table-cell office:value-type="float" office:value="0.841">
            <text:p>0.8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09">
            <text:p>QC-809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6840.0">
            <text:p>6840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4688">
            <text:p>-10.468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10">
            <text:p>QC-810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3030.0">
            <text:p>30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05">
            <text:p>-3.305</text:p>
          </table:table-cell>
          <table:table-cell office:value-type="float" office:value="0.8211">
            <text:p>0.8211</text:p>
          </table:table-cell>
          <table:table-cell office:value-type="float" office:value="0.8211">
            <text:p>0.821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09">
            <text:p>QC-509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4550.0">
            <text:p>455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305">
            <text:p>-9.305</text:p>
          </table:table-cell>
          <table:table-cell office:value-type="float" office:value="0.8017">
            <text:p>0.8017</text:p>
          </table:table-cell>
          <table:table-cell office:value-type="float" office:value="0.8017">
            <text:p>0.801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3">
            <text:p>QC-773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650.0">
            <text:p>265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55">
            <text:p>-2.5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0">
            <text:p>QC-730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050.0">
            <text:p>305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55">
            <text:p>-5.2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11">
            <text:p>QC-811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700.0">
            <text:p>270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605">
            <text:p>-3.605</text:p>
          </table:table-cell>
          <table:table-cell office:value-type="float" office:value="0.8211">
            <text:p>0.8211</text:p>
          </table:table-cell>
          <table:table-cell office:value-type="float" office:value="0.8211">
            <text:p>0.821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23">
            <text:p>QC-723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910.0">
            <text:p>391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755">
            <text:p>-6.755</text:p>
          </table:table-cell>
          <table:table-cell office:value-type="float" office:value="0.8124">
            <text:p>0.8124</text:p>
          </table:table-cell>
          <table:table-cell office:value-type="float" office:value="0.8124">
            <text:p>0.812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12">
            <text:p>QC-512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4120.0">
            <text:p>4120.0</text:p>
          </table:table-cell>
          <table:table-cell office:value-type="float" office:value="350.0">
            <text:p>3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805">
            <text:p>-8.805</text:p>
          </table:table-cell>
          <table:table-cell office:value-type="float" office:value="0.8067">
            <text:p>0.8067</text:p>
          </table:table-cell>
          <table:table-cell office:value-type="float" office:value="0.8067">
            <text:p>0.806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5">
            <text:p>QC-565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5470.0">
            <text:p>5470.0</text:p>
          </table:table-cell>
          <table:table-cell office:value-type="float" office:value="140.0">
            <text:p>1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4709">
            <text:p>-7.4709</text:p>
          </table:table-cell>
          <table:table-cell office:value-type="float" office:value="0.5390732788777423">
            <text:p>0.5390732788777423</text:p>
          </table:table-cell>
          <table:table-cell office:value-type="float" office:value="0.5390732788777423">
            <text:p>0.539073278877742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6">
            <text:p>QC-566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4660.0">
            <text:p>46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7439">
            <text:p>-5.7439</text:p>
          </table:table-cell>
          <table:table-cell office:value-type="float" office:value="0.5360970061472085">
            <text:p>0.5360970061472085</text:p>
          </table:table-cell>
          <table:table-cell office:value-type="float" office:value="0.5360970061472085">
            <text:p>0.536097006147208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8">
            <text:p>QC-568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170.0">
            <text:p>317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15">
            <text:p>-4.01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9">
            <text:p>QC-569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2490.0">
            <text:p>249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45">
            <text:p>-1.94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73">
            <text:p>QC-573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6230.0">
            <text:p>623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9.6672">
            <text:p>-9.6672</text:p>
          </table:table-cell>
          <table:table-cell office:value-type="float" office:value="0.5427706698044765">
            <text:p>0.5427706698044765</text:p>
          </table:table-cell>
          <table:table-cell office:value-type="float" office:value="0.5427706698044765">
            <text:p>0.542770669804476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86">
            <text:p>QC-686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4570.0">
            <text:p>457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1">
            <text:p>QC-691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2320.0">
            <text:p>2320.0</text:p>
          </table:table-cell>
          <table:table-cell office:value-type="float" office:value="500.0">
            <text:p>5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346">
            <text:p>0.0346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2">
            <text:p>QC-692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4660.0">
            <text:p>466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455">
            <text:p>-9.455</text:p>
          </table:table-cell>
          <table:table-cell office:value-type="float" office:value="0.8262">
            <text:p>0.8262</text:p>
          </table:table-cell>
          <table:table-cell office:value-type="float" office:value="0.8262">
            <text:p>0.826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3">
            <text:p>QC-693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3210.0">
            <text:p>321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55">
            <text:p>-4.855</text:p>
          </table:table-cell>
          <table:table-cell office:value-type="float" office:value="0.8352">
            <text:p>0.8352</text:p>
          </table:table-cell>
          <table:table-cell office:value-type="float" office:value="0.8352">
            <text:p>0.835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4">
            <text:p>QC-694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3760.0">
            <text:p>376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255">
            <text:p>-6.255</text:p>
          </table:table-cell>
          <table:table-cell office:value-type="float" office:value="0.8367">
            <text:p>0.8367</text:p>
          </table:table-cell>
          <table:table-cell office:value-type="float" office:value="0.8367">
            <text:p>0.836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0">
            <text:p>QC-690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1440.0">
            <text:p>14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154">
            <text:p>-1.0154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5">
            <text:p>QC-695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2440.0">
            <text:p>244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55">
            <text:p>-3.055</text:p>
          </table:table-cell>
          <table:table-cell office:value-type="float" office:value="0.8347">
            <text:p>0.8347</text:p>
          </table:table-cell>
          <table:table-cell office:value-type="float" office:value="0.8347">
            <text:p>0.834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22">
            <text:p>QC-722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2360.0">
            <text:p>23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2154">
            <text:p>-1.2154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21">
            <text:p>QC-721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320.0">
            <text:p>332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55">
            <text:p>-5.555</text:p>
          </table:table-cell>
          <table:table-cell office:value-type="float" office:value="0.8116">
            <text:p>0.8116</text:p>
          </table:table-cell>
          <table:table-cell office:value-type="float" office:value="0.8116">
            <text:p>0.81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05">
            <text:p>QC-705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4260.0">
            <text:p>426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205">
            <text:p>-7.205</text:p>
          </table:table-cell>
          <table:table-cell office:value-type="float" office:value="0.8124">
            <text:p>0.8124</text:p>
          </table:table-cell>
          <table:table-cell office:value-type="float" office:value="0.8124">
            <text:p>0.812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09">
            <text:p>QC-709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220.0">
            <text:p>222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35">
            <text:p>-3.335</text:p>
          </table:table-cell>
          <table:table-cell office:value-type="float" office:value="0.8165">
            <text:p>0.8165</text:p>
          </table:table-cell>
          <table:table-cell office:value-type="float" office:value="0.8165">
            <text:p>0.816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11">
            <text:p>QC-711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3630.0">
            <text:p>363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05">
            <text:p>-5.205</text:p>
          </table:table-cell>
          <table:table-cell office:value-type="float" office:value="0.8216">
            <text:p>0.8216</text:p>
          </table:table-cell>
          <table:table-cell office:value-type="float" office:value="0.8216">
            <text:p>0.82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12">
            <text:p>QC-712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1940.0">
            <text:p>194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55">
            <text:p>-2.5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